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6.1646in"/>
    </style:style>
    <style:style style:name="co3" style:family="table-column">
      <style:table-column-properties fo:break-before="auto" style:column-width="3.8063in"/>
    </style:style>
    <style:style style:name="co4" style:family="table-column">
      <style:table-column-properties fo:break-before="auto" style:column-width="2.6591in"/>
    </style:style>
    <style:style style:name="co5" style:family="table-column">
      <style:table-column-properties fo:break-before="auto" style:column-width="1.2327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6"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20" style:family="table-cell" style:parent-style-name="Default">
      <style:text-properties style:font-name="XB Tabriz" fo:font-size="14pt" fo:font-style="italic" style:font-size-asian="14pt" style:font-style-asian="italic" style:font-name-complex="XB Tabriz" style:font-size-complex="14pt" style:font-style-complex="italic"/>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ce38"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6.3744in" svg:y="62.5945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6.3744in" svg:y="185.0339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ncave, (convex)</text:p>
          </table:table-cell>
          <table:table-cell office:value-type="string" calcext:value-type="string">
            <text:p>مجوف، (محدب) ؟؟</text:p>
          </table:table-cell>
          <table:table-cell table:number-columns-repeated="1022"/>
        </table:table-row>
        <table:table-row table:style-name="ro2">
          <table:table-cell office:value-type="string" calcext:value-type="string">
            <text:p>concentration, concentrated, concentrate</text:p>
          </table:table-cell>
          <table:table-cell office:value-type="string" calcext:value-type="string">
            <text:p>گاڑھاپن، گاڑھا، گاڑھا بنانا</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table:number-columns-repeated="1022"/>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1" draw:text-style-name="P1" svg:width="1.1413in" svg:height="0.3902in" svg:x="10.1732in" svg:y="118.1988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راس</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9"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office:value-type="string" calcext:value-type="string">
            <text:p>تفریقی حاصل تقسیم</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استمرار، چھلانگ، لا متناہی</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table:style-name="ce9" office:value-type="string" calcext:value-type="string">
            <text:p>تخمینہ</text:p>
          </table:table-cell>
          <table:table-cell office:value-type="string" calcext:value-type="string">
            <text:p>اندازہ لگانا، اندازاً قیمت</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9"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درجہ اول ت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definite integral</text:p>
          </table:table-cell>
          <table:table-cell table:style-name="ce20" office:value-type="string" calcext:value-type="string">
            <text:p>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20"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20"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text:p>
          </table:table-cell>
          <table:table-cell office:value-type="string" calcext:value-type="string">
            <text:p>خانے بنانا، خانہ</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and improper fraction</text:p>
          </table:table-cell>
          <table:table-cell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text:s/></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و پور؛ اوپر کو پورو پور، نیچے کو پور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aling, row scaling</text:p>
          </table:table-cell>
          <table:table-cell office:value-type="string" calcext:value-type="string">
            <text:p>تبدیلی پیما، تبدیلی پیما صف</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text:p>
          </table:table-cell>
          <table:table-cell office:value-type="string" calcext:value-type="string">
            <text:p>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395">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0.1539in" table:end-y="0.2094in" draw:z-index="7" draw:style-name="gr2" svg:width="0.1776in" svg:height="0.2087in" svg:x="0.8689in" svg:y="0.3118in">
              <text:p/>
              <draw:object xlink:href="./Object 8" xlink:type="simple" xlink:show="embed" xlink:actuate="onLoad"/>
              <draw:image xlink:href="./ObjectReplacements/Object 8" xlink:type="simple" xlink:show="embed" xlink:actuate="onLoad"/>
            </draw:frame>
            <draw:frame table:end-cell-address="symbols.E13" table:end-x="0.1756in" table:end-y="0.2094in" draw:z-index="9" draw:style-name="gr2" svg:width="0.1992in" svg:height="0.2087in" svg:x="0.8689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6"/>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12-31">00/00/0000</text:date>, <text:time style:data-style-name="N2" text:time-value="09:11:16.326557734">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12-31T14:58:41.195145004</dc:date>
    <meta:editing-duration>P56DT22H20M49S</meta:editing-duration>
    <meta:editing-cycles>2507</meta:editing-cycles>
    <meta:generator>LibreOffice/4.2.8.2$Linux_x86 LibreOffice_project/420m0$Build-2</meta:generator>
    <meta:document-statistic meta:table-count="3" meta:cell-count="460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